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transition-type="semi-automatic" presentation:background-visible="true" presentation:background-objects-visible="true" draw:fill="solid" draw:fill-color="#ffffff"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r5" style:family="presentation" style:parent-style-name="Standard-title">
      <style:graphic-properties fo:min-height="1.737cm"/>
    </style:style>
    <style:style style:name="pr6" style:family="presentation" style:parent-style-name="Standard-title">
      <style:graphic-properties fo:min-height="1.763cm"/>
    </style:style>
    <style:style style:name="pr7" style:family="presentation" style:parent-style-name="Standard-title">
      <style:graphic-properties fo:min-height="1.563cm"/>
    </style:style>
    <style:style style:name="pr8" style:family="presentation" style:parent-style-name="Standard-title">
      <style:graphic-properties fo:min-height="1.363cm"/>
    </style:style>
    <style:style style:name="pr9" style:family="presentation" style:parent-style-name="Standard-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style:style>
    <style:style style:name="pr10" style:family="presentation" style:parent-style-name="Standard-outline1">
      <style:graphic-properties draw:stroke="none" draw:fill="none" draw:fill-color="#ffffff" draw:textarea-horizontal-align="justify" draw:textarea-vertical-align="top" draw:auto-grow-height="false" draw:auto-grow-width="false" draw:fit-to-size="shrink-to-fit" fo:min-height="12.122cm" fo:min-width="0cm" fo:padding-top="0.059cm" fo:padding-bottom="0cm" fo:padding-left="0cm" fo:padding-right="0cm" fo:wrap-option="wrap" draw:shadow-color="#808080"/>
    </style:style>
    <style:style style:name="pr11" style:family="presentation" style:parent-style-name="Standard-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left="0cm" fo:margin-right="0cm" fo:line-height="93%" fo:text-indent="0cm" style:line-break="strict"/>
    </style:style>
    <style:style style:name="P4" style:family="paragraph">
      <loext:graphic-properties draw:fill="none" draw:fill-color="#ffffff"/>
      <style:paragraph-properties style:writing-mode="lr-tb" style:font-independent-line-spacing="true"/>
    </style:style>
    <style:style style:name="P5" style:family="paragraph">
      <style:paragraph-properties fo:margin-left="0cm" fo:margin-right="0cm" fo:margin-top="0.502cm" fo:margin-bottom="0cm" fo:line-height="93%" fo:text-indent="0cm" style:punctuation-wrap="simple" style:line-break="strict"/>
    </style:style>
    <style:style style:name="T1" style:family="text">
      <style:text-properties fo:font-size="26pt" style:font-size-asian="26pt" style:font-size-complex="26pt"/>
    </style:style>
    <style:style style:name="T2" style:family="text">
      <style:text-properties fo:font-size="24pt" style:font-size-asian="24pt" style:font-size-complex="24pt"/>
    </style:style>
    <style:style style:name="T3" style:family="text">
      <style:text-properties fo:font-size="18pt" style:font-size-asian="18pt" style:font-size-complex="18pt"/>
    </style:style>
    <style:style style:name="T4" style:family="text">
      <style:text-properties fo:font-size="20pt" style:font-size-asian="20pt" style:font-size-complex="20pt"/>
    </style:style>
    <style:style style:name="T5" style:family="text">
      <style:text-properties fo:font-weight="bold" style:font-weight-asian="bold" style:font-weight-complex="bold"/>
    </style:style>
    <style:style style:name="T6" style:family="text">
      <style:text-properties fo:color="#000000" fo:language="en" fo:country="US" style:language-asian="en" style:country-asian="US" style:language-complex="en" style:country-complex="US"/>
    </style:style>
    <style:style style:name="T7" style:family="text">
      <style:text-properties fo:color="#000000" fo:font-size="24pt" fo:language="en" fo:country="US" style:font-size-asian="24pt" style:language-asian="en" style:country-asian="US" style:font-size-complex="24pt" style:language-complex="en" style:country-complex="U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style>
  </office:automatic-styles>
  <office:body>
    <office:presentation>
      <presentation:footer-decl presentation:name="ftr1">Etude AFTOC (version draft 0.5)</presentation:footer-decl>
      <presentation:date-time-decl presentation:name="dtd1" presentation:source="current-date" style:data-style-name="D3"/>
      <draw:page draw:name="page1" draw:style-name="dp1" draw:master-page-name="Standard" presentation:presentation-page-layout-name="AL1T0" presentation:use-footer-name="ftr1" presentation:use-date-time-name="dtd1">
        <office:forms form:automatic-focus="false" form:apply-design-mode="false"/>
        <draw:frame presentation:style-name="pr1" draw:layer="layout" svg:width="25.199cm" svg:height="3.506cm" svg:x="1.4cm" svg:y="0.837cm" presentation:class="title">
          <draw:text-box>
            <text:p><text:s/></text:p>
          </draw:text-box>
        </draw:frame>
        <draw:frame presentation:style-name="pr2" draw:text-style-name="P1" draw:layer="layout" svg:width="25.199cm" svg:height="12.179cm" svg:x="1.4cm" svg:y="4.914cm" presentation:class="subtitle">
          <draw:text-box>
            <text:p>Etude AFTOC</text:p>
            <text:p>18 février 2017</text:p>
            <text:p/>
            <text:p>1. Contexte internet</text:p>
            <text:p>2. Site web de l’AFTOC</text:p>
            <text:p>3. Un forum ?</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Note préalable au lecteur</text:p>
          </draw:text-box>
        </draw:frame>
        <draw:frame presentation:style-name="pr4" draw:layer="layout" svg:width="25.199cm" svg:height="12.179cm" svg:x="1.4cm" svg:y="4.914cm" presentation:class="outline">
          <draw:text-box>
            <text:list text:style-name="L2">
              <text:list-item>
                <text:p>Document en cours de rédaction, version draft 0.5, daté du 18 février 2017.</text:p>
              </text:list-item>
              <text:list-item>
                <text:p>Objectif du document : faire un état des lieux des ressources internet sur les TOCs, faire un inventaire du site de l’AFTOC, et regarder les améliorations possibles, étudier la problématique des forums due manière générale, et pour l’AFTOC en particulier.</text:p>
              </text:list-item>
              <text:list-item>
                <text:p>Ce document pour initier une discussion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Intro </text:p>
          </draw:text-box>
        </draw:frame>
        <draw:frame presentation:style-name="pr4" draw:layer="layout" svg:width="25.199cm" svg:height="12.179cm" svg:x="1.4cm" svg:y="4.914cm" presentation:class="outline" presentation:user-transformed="true">
          <draw:text-box>
            <text:list text:style-name="L2">
              <text:list-item>
                <text:p>On trouve sur internet : </text:p>
                <text:list>
                  <text:list-item>
                    <text:p>Portails santé, de plateformes médicales</text:p>
                  </text:list-item>
                  <text:list-item>
                    <text:p>Sites de forums commerciaux avec publicités</text:p>
                  </text:list-item>
                  <text:list-item>
                    <text:p>Associations de patients avec des forums</text:p>
                  </text:list-item>
                  <text:list-item>
                    <text:p>Sites sur la presse spécialisée</text:p>
                  </text:list-item>
                  <text:list-item>
                    <text:p>Sites officiels </text:p>
                    <text:p/>
                  </text:list-item>
                </text:list>
              </text:list-item>
              <text:list-item>
                <text:p>Mais :</text:p>
                <text:list>
                  <text:list-item>
                    <text:p>Un seul site associatif sur les TOC, celui de l’AFTOC, association sans but lucratif, animée par des bénévoles et pas de forum sur ce site. Faut il l’améliorer, l’enrichir ? <text:s/></text:p>
                  </text:list-item>
                </text:list>
                <text:p/>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1.737cm" svg:x="1.4cm" svg:y="0.75cm" presentation:class="title" presentation:user-transformed="true">
          <draw:text-box>
            <text:p>1.1 Plateformes santé</text:p>
          </draw:text-box>
        </draw:frame>
        <draw:frame presentation:style-name="pr4" draw:layer="layout" svg:width="25.199cm" svg:height="15.8cm" svg:x="1.4cm" svg:y="2.4cm" presentation:class="outline" presentation:user-transformed="true">
          <draw:text-box>
            <text:list text:style-name="L2">
              <text:list-item>
                <text:p><text:span text:style-name="T1"><text:a xlink:href="http://www.allodocteurs.fr/" xlink:type="simple">http://www.allodocteurs.fr/</text:a></text:span><text:span text:style-name="T1"> </text:span><text:span text:style-name="T1"><text:tab/></text:span><text:span text:style-name="T2"><text:tab/></text:span></text:p>
                <text:list>
                  <text:list-item>
                    <text:list>
                      <text:list-item>
                        <text:p><text:span text:style-name="T3">« Allodocteurs.fr contient tout ce qu'il faut savoir concernant votre santé : </text:span><text:span text:style-name="T3">anatomie, fatigue, stress, sexualité, contraception, cancer, VIH, dépression, </text:span><text:span text:style-name="T3">douleur, ... »</text:span></text:p>
                      </text:list-item>
                      <text:list-item>
                        <text:p><text:span text:style-name="T3"><text:a xlink:href="http://www.allodocteurs.fr/recherche/?searchField=TOC" xlink:type="simple">http://www.allodocteurs.fr/recherche/?searchField=TOC</text:a></text:span><text:span text:style-name="T3"><text:tab/></text:span><text:span text:style-name="T3"><text:tab/></text:span><text:span text:style-name="T3"> <text:s text:c="16"/></text:span><text:span text:style-name="T3">115 résultats, bcp de bonnes vidéos </text:span></text:p>
                      </text:list-item>
                    </text:list>
                  </text:list-item>
                </text:list>
              </text:list-item>
              <text:list-item>
                <text:p><text:span text:style-name="T1"><text:a xlink:href="http://www.aufeminin.com/" xlink:type="simple">http://www.aufeminin.com</text:a></text:span></text:p>
                <text:list>
                  <text:list-item>
                    <text:list>
                      <text:list-item>
                        <text:p><text:span text:style-name="T3">« Le magazine féminin sur Internet : astro, beauté, sexualité, minceur, tests, </text:span><text:span text:style-name="T3">quiz, mode, tendances... Conseils d'experts, outils interactifs... et les fameux </text:span><text:span text:style-name="T3">forums ... »</text:span></text:p>
                      </text:list-item>
                      <text:list-item>
                        <text:p><text:span text:style-name="T3"><text:a xlink:href="http://www.aufeminin.com/world/communaute/search/search.asp?kw=TOC&amp;s=OK" xlink:type="simple">http://www.aufeminin.com/world/communaute/search/search.asp?kw=TOC&amp;s=OK</text:a></text:span><text:span text:style-name="T3"><text:tab/></text:span><text:span text:style-name="T3"><text:tab/></text:span><text:span text:style-name="T3"> <text:s text:c="13"/>367 résultats </text:span></text:p>
                      </text:list-item>
                      <text:list-item>
                        <text:p><text:span text:style-name="T3"><text:a xlink:href="http://forum.aufeminin.com/forum/search?q=TOC&amp;d=all" xlink:type="simple">http://forum.aufeminin.com/forum/search?q=TOC&amp;d=all</text:a></text:span></text:p>
                      </text:list-item>
                    </text:list>
                  </text:list-item>
                </text:list>
              </text:list-item>
              <text:list-item>
                <text:p><text:span text:style-name="T1"><text:a xlink:href="https://www.carenity.com/" xlink:type="simple">https://www.carenity.com/</text:a></text:span><text:span text:style-name="T1"> </text:span><text:span text:style-name="T1"><text:tab/></text:span><text:span text:style-name="T1"><text:tab/></text:span></text:p>
                <text:list>
                  <text:list-item>
                    <text:list>
                      <text:list-item>
                        <text:p><text:span text:style-name="T3">« Carenity est le premier réseau social destiné aux personnes concernées </text:span><text:span text:style-name="T3">par une maladie chronique »</text:span></text:p>
                      </text:list-item>
                      <text:list-item>
                        <text:p><text:span text:style-name="T3"><text:a xlink:href="https://www.carenity.com/infos-maladie/trouble-obsessionnel-compulsif-1011" xlink:type="simple">https://www.carenity.com/infos-maladie/trouble-obsessionnel-compulsif-1011</text:a></text:span></text:p>
                      </text:list-item>
                      <text:list-item>
                        <text:p><text:span text:style-name="T3">Relances d’animateurs, mais peu de vrais témoignages, impression de décor </text:span><text:span text:style-name="T3">en carton pâte. Mais très beau site, bien léché, bien organisé. </text:span></text:p>
                      </text:list-item>
                    </text:list>
                  </text:list-item>
                </text:list>
                <text:p><text:span text:style-name="T1"/></text:p>
              </text:list-item>
            </text:list>
          </draw:text-box>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3" draw:master-page-name="Standard" presentation:presentation-page-layout-name="AL2T1" presentation:use-footer-name="ftr1" presentation:use-date-time-name="dtd1">
        <office:forms form:automatic-focus="false" form:apply-design-mode="false"/>
        <draw:frame presentation:style-name="pr5" draw:layer="layout" svg:width="25.199cm" svg:height="1.737cm" svg:x="1.4cm" svg:y="0.75cm" presentation:class="title" presentation:user-transformed="true">
          <draw:text-box>
            <text:p>1.1 Plateformes santé</text:p>
          </draw:text-box>
        </draw:frame>
        <draw:frame presentation:style-name="pr4" draw:layer="layout" svg:width="25.199cm" svg:height="14cm" svg:x="1.4cm" svg:y="2.4cm" presentation:class="outline" presentation:user-transformed="true">
          <draw:text-box>
            <text:list text:style-name="L2">
              <text:list-item>
                <text:p><text:span text:style-name="T1"><text:a xlink:href="http://www.doctissimo.fr/" xlink:type="simple">http://www.doctissimo.fr/</text:a></text:span></text:p>
                <text:list>
                  <text:list-item>
                    <text:list>
                      <text:list-item>
                        <text:p><text:span text:style-name="T3">« Toute l'information santé et bien être avec Doctissimo. Découvrez nos </text:span><text:span text:style-name="T3">rubriques santé, médicaments, grossesse, nutrition, forme… »</text:span></text:p>
                      </text:list-item>
                      <text:list-item>
                        <text:p><text:span text:style-name="T3"><text:a xlink:href="http://recherche.doctissimo.fr/search/consult5/index.php?mid=394b3a88b319a4bbff17ca59532ea229&amp;l=fr&amp;rub=ON" xlink:type="simple">http://recherche.doctissimo.fr/search/consult5/index.php?mid=394b3a88b319a4bbff17ca59532ea229&amp;l=fr&amp;rub=ON</text:a></text:span></text:p>
                      </text:list-item>
                      <text:list-item>
                        <text:p><text:span text:style-name="T3">Site généraliste d’information médicale, sérieux, grand nombre de forums, </text:span><text:span text:style-name="T3">beaucoup de bonnes infos, très bon site, pas de pub visible, mais du </text:span><text:span text:style-name="T3">« parrainage éditorial » !</text:span></text:p>
                      </text:list-item>
                    </text:list>
                  </text:list-item>
                </text:list>
              </text:list-item>
              <text:list-item>
                <text:p><text:span text:style-name="T1"><text:a xlink:href="http://www.e-sante.fr/" xlink:type="simple">www.e-sante.fr/</text:a></text:span><text:span text:style-name="T1"> </text:span></text:p>
                <text:list>
                  <text:list-item>
                    <text:list>
                      <text:list-item>
                        <text:p><text:span text:style-name="T3">« Magazine français sur la santé. Actualités dans le domaine de la santé, </text:span><text:span text:style-name="T3">dossiers sur les grands thèmes du moment. Guides de vaccination, de </text:span><text:span text:style-name="T3">voyages, … »</text:span></text:p>
                      </text:list-item>
                      <text:list-item>
                        <text:p><text:span text:style-name="T3"><text:a xlink:href="http://www.e-sante.fr/search?k=Trouble%20obsessionnel%20compulsif&amp;st=0%7C_score%7Cdesc" xlink:type="simple">http://www.e-sante.fr/search?k=Trouble%20obsessionnel%20compulsif&amp;st=0|_score|desc</text:a></text:span><text:span text:style-name="T3"> <text:s text:c="13"/>22 résultats</text:span></text:p>
                      </text:list-item>
                      <text:list-item>
                        <text:p><text:span text:style-name="T3">Site d’information médicale, sérieux, mais de la pub (mais bien identifiée), </text:span><text:span text:style-name="T3">collecte d’astuces pour lesquelles l’auteur abandonne la propriété </text:span><text:span text:style-name="T3">intellectuelle !</text:span></text:p>
                      </text:list-item>
                    </text:list>
                  </text:list-item>
                </text:list>
              </text:list-item>
              <text:list-item>
                <text:p><text:span text:style-name="T1"><text:a xlink:href="https://www.passeportsante.net/" xlink:type="simple">https://www.passeportsante.net/</text:a></text:span></text:p>
                <text:list>
                  <text:list-item>
                    <text:list>
                      <text:list-item>
                        <text:p><text:span text:style-name="T3">« Le meilleur portail santé pour devenir acteur de sa santé et de son bien-</text:span><text:span text:style-name="T3">être : fiches encyclopédiques, maladies et traitements, conseils en matière </text:span><text:span text:style-name="T3">de ... » </text:span></text:p>
                      </text:list-item>
                      <text:list-item>
                        <text:p><text:span text:style-name="T4"><text:a xlink:href="http://www.passeportsante.net/fr/P/P/Recherche.aspx?sect=0&amp;cx=011867672021111692487:i1mgwtpuqsg&amp;cof=FORID%3A11&amp;sa=Rechercher&amp;q=Trouble%20obsessionnel%20compulsif" xlink:type="simple">http://www.passeportsante.net/fr/P/P/Recherche.aspx?sect=0&amp;cx=011867672021111692487:i1mgwtpuqsg&amp;cof=FORID%3a11&amp;sa=Rechercher&amp;q=Trouble%20obsessionnel%20compulsif</text:a></text:span></text:p>
                      </text:list-item>
                      <text:list-item>
                        <text:p><text:span text:style-name="T3">Site d’information médicale, sérieux, québécois d’origine, mais de la pub, et </text:span><text:span text:style-name="T3">du contenu publirédactionnel  (les deux sont bien identifiés) </text:span></text:p>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1.2 Sites « spécialisés » TOC</text:p>
          </draw:text-box>
        </draw:frame>
        <draw:frame presentation:style-name="pr4" draw:layer="layout" svg:width="25.199cm" svg:height="12.179cm" svg:x="1.4cm" svg:y="4.914cm" presentation:class="outline">
          <draw:text-box>
            <text:list text:style-name="L2">
              <text:list-item>
                <text:p><text:a xlink:href="http://www.troubles-obsessionnels-compulsifs.com/" xlink:type="simple">www.troubles-obsessionnels-compulsifs.com/</text:a></text:p>
                <text:list>
                  <text:list-item>
                    <text:list>
                      <text:list-item>
                        <text:list>
                          <text:list-item>
                            <text:p>« Cherry, l’agence digitale spécialisée dans le secteur de la santé accompagne les industriels, les associations santé, les établissements hospitaliers, les professionnels de santé et les institutions santé dans leur transformation digitale » : plutôt des acteurs du numérique que des philanthropes. </text:p>
                          </text:list-item>
                        </text:list>
                      </text:list-item>
                    </text:list>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1.3 Associations de patients </text:p>
          </draw:text-box>
        </draw:frame>
        <draw:frame presentation:style-name="pr4" draw:layer="layout" svg:width="25.199cm" svg:height="13.493cm" svg:x="1.4cm" svg:y="3.6cm" presentation:class="outline" presentation:user-transformed="true">
          <draw:text-box>
            <text:list text:style-name="L2">
              <text:list-header>
                <text:p/>
              </text:list-header>
              <text:list-item>
                <text:p><text:a xlink:href="http://www.aftoc.org/" xlink:type="simple">http://www.unafam.org/</text:a></text:p>
                <text:list>
                  <text:list-item>
                    <text:list>
                      <text:list-item>
                        <text:p>L’Unafam est une association reconnue d’utilité publique, qui accueille, écoute, soutient, forme, informe et accompagne les familles et l’entourage de personnes vivant avec des troubles psychiques depuis 1963. Elle compte plus de 14 000 adhérents.</text:p>
                      </text:list-item>
                    </text:list>
                  </text:list-item>
                </text:list>
              </text:list-item>
              <text:list-item>
                <text:p><text:a xlink:href="http://www.santemagazine.fr/annuaire-associations-patients?terme=Toc&amp;title=&amp;cp=&amp;x=10&amp;y=6" xlink:type="simple">http://www.santemagazine.fr/annuaire-associations-patients?terme=Toc&amp;title=&amp;cp=&amp;x=10&amp;y=6</text:a></text:p>
                <text:list>
                  <text:list-item>
                    <text:list>
                      <text:list-item>
                        <text:p>Annuaire des associations de patients : 117 associations</text:p>
                      </text:list-item>
                    </text:list>
                  </text:list-item>
                </text:list>
              </text:list-item>
              <text:list-item>
                <text:p><text:a xlink:href="http://www.aftoc.org/" xlink:type="simple">http://www.aftoc.org/</text:a></text:p>
                <text:list>
                  <text:list-item>
                    <text:list>
                      <text:list-item>
                        <text:p>L'AFTOC est une association loi 1901 créée en France en 1992. L'AFTOC n'a aucun but lucratif et ses responsables sont tous bénévoles. Elle est strictement neutre dans les domaines philosophique, religieux et politique. Elle est indépendante des pouvoirs publics et de tout organisme médical ou pharmaceutique quel qu'il soit. </text:p>
                      </text:list-item>
                    </text:list>
                  </text:list-item>
                </text:list>
              </text:list-item>
              <text:list-item>
                <text:p><text:a xlink:href="http://static.lexpress.fr/doc/pdf/EX-CommunautesPatients.pdf" xlink:type="simple">http://static.lexpress.fr/doc/pdf/EX-CommunautesPatients.pdf</text:a></text:p>
                <text:list>
                  <text:list-item>
                    <text:list>
                      <text:list-item>
                        <text:p>34 associations de patients (sur 62) retenues par Basil Stratégies</text:p>
                      </text:list-item>
                    </text:list>
                  </text:list-item>
                </text:list>
              </text:list-item>
            </text:list>
          </draw:text-box>
        </draw:frame>
        <presentation:notes draw:style-name="dp2">
          <draw:page-thumbnail draw:style-name="gr1" draw:layer="layout" svg:width="14.848cm" svg:height="11.136cm" svg:x="3.075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1.4 Démarche de patients experts</text:p>
          </draw:text-box>
        </draw:frame>
        <draw:frame presentation:style-name="pr4" draw:layer="layout" svg:width="25.199cm" svg:height="12.179cm" svg:x="1.4cm" svg:y="4.914cm" presentation:class="outline" presentation:user-transformed="true">
          <draw:text-box>
            <text:list text:style-name="L2">
              <text:list-item>
                <text:p><text:a xlink:href="http://www.universitedespatients.org/" xlink:type="simple">http://www.universitedespatients.org/</text:a></text:p>
                <text:list>
                  <text:list-item>
                    <text:list>
                      <text:list-item>
                        <text:p>Des patients qui ont acquis des solides connaissances sur leur pathologie, qui se sont formés, qui discutent sur un pied d’égalité avec leur médecin. Des patients qui ont suivi une formation diplômante mis en place par certaines universités, et qui peuvent conseiller, accompagner d’autres souffrants.</text:p>
                      </text:list-item>
                    </text:list>
                  </text:list-item>
                </text:list>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1.5 Sites officiels </text:p>
          </draw:text-box>
        </draw:frame>
        <draw:frame presentation:style-name="pr4" draw:layer="layout" svg:width="25.199cm" svg:height="12.179cm" svg:x="1.4cm" svg:y="4.914cm" presentation:class="outline" presentation:user-transformed="true">
          <draw:text-box>
            <text:list text:style-name="L2">
              <text:list-item>
                <text:p><text:a xlink:href="http://www.inserm.fr/thematiques/neurosciences-sciences-cognitives-neurologie-psychiatrie/dossiers-d-information/troubles-obsessionnels-compulsifs" xlink:type="simple">http://www.inserm.fr/thematiques/neurosciences-sciences-cognitives-neurologie-psychiatrie/dossiers-d-information/troubles-obsessionnels-compulsifs</text:a></text:p>
                <text:list>
                  <text:list-item>
                    <text:p>Institut national de la santé et de la recherche médicale : <text:s/>Etablissement public de recherche à caractère scientifique et technologique</text:p>
                  </text:list-item>
                </text:list>
              </text:list-item>
              <text:list-item>
                <text:p><text:a xlink:href="http://www.aire-asso.fr/" xlink:type="simple">www.aire-asso.fr/</text:a></text:p>
                <text:list>
                  <text:list-item>
                    <text:p>« Propose un espace de rencontre et de réflexion aux établissements et services accueillant des enfants et adolescents qui présentent des difficultés ... » </text:p>
                  </text:list-item>
                </text:list>
              </text:list-item>
              <text:list-item>
                <text:p><text:a xlink:href="http://www.asso-aesp.fr/" xlink:type="simple">http://www.asso-aesp.fr/</text:a></text:p>
                <text:list>
                  <text:list-item>
                    <text:list>
                      <text:list-item>
                        <text:p>« Association pour l'Enseignement de la Sémiologie Psychiatrique »</text:p>
                      </text:list-item>
                      <text:list-item>
                        <text:p><text:a xlink:href="http://www.asso-aesp.fr/?s=trouble+obsessionnel+compulsif" xlink:type="simple">http://www.asso-aesp.fr/?s=trouble+obsessionnel+compulsif</text:a></text:p>
                      </text:list-item>
                    </text:list>
                  </text:list-item>
                </text:list>
                <text:p/>
              </text:list-item>
            </text:list>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1.6 Sites officiels québécois</text:p>
          </draw:text-box>
        </draw:frame>
        <draw:frame presentation:style-name="pr4" draw:layer="layout" svg:width="25.199cm" svg:height="12.179cm" svg:x="1.4cm" svg:y="4.914cm" presentation:class="outline" presentation:user-transformed="true">
          <draw:text-box>
            <text:list text:style-name="L2">
              <text:list-item>
                <text:p><text:a xlink:href="http://www.camh.ca/fr/hospital/health_information/a_z_mental_health_and_addiction_information/obsessive_compulsive_disorder/obsessive_compulsive_disorder_information_guide/Pages/ocd_whatis.aspx" xlink:type="simple">http://www.camh.ca</text:a></text:p>
              </text:list-item>
              <text:list-item>
                <text:p><text:a xlink:href="http://www.iusmm.ca/hopital/usagers-/-famille/info-sur-la-sante-mentale/troubles-anxieux/trouble-obsessionnel-compulsif.html" xlink:type="simple">http://www.iusmm.ca</text:a></text:p>
              </text:list-item>
              <text:list-item>
                <text:p><text:a xlink:href="http://www.fondationdesmaladiesmentales.org/la-maladie-mentale.html?t=2&amp;i=6" xlink:type="simple">http://www.fondationdesmaladiesmentales.org</text:a></text:p>
                <text:p/>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draw:page draw:name="page11" draw:style-name="dp3" draw:master-page-name="Standard" presentation:presentation-page-layout-name="AL2T1" presentation:use-footer-name="ftr1" presentation:use-date-time-name="dtd1">
        <office:forms form:automatic-focus="false" form:apply-design-mode="false"/>
        <draw:frame presentation:style-name="pr6" draw:layer="layout" svg:width="25.199cm" svg:height="1.763cm" svg:x="1.4cm" svg:y="0.837cm" presentation:class="title" presentation:user-transformed="true">
          <draw:text-box>
            <text:p>1.7 Presse spécialisée</text:p>
          </draw:text-box>
        </draw:frame>
        <draw:frame presentation:style-name="pr4" draw:layer="layout" svg:width="25.199cm" svg:height="12.179cm" svg:x="1.4cm" svg:y="4.914cm" presentation:class="outline">
          <draw:text-box>
            <text:list text:style-name="L2">
              <text:list-item>
                <text:p><text:a xlink:href="http://www.santementale.fr/recherche.html" xlink:type="simple">http://www.santementale.fr/recherche.html</text:a></text:p>
                <text:list>
                  <text:list-item>
                    <text:list>
                      <text:list-item>
                        <text:p>« Le mensuel des équipes soignantes en psychiatrie »</text:p>
                      </text:list-item>
                      <text:list-item>
                        <text:p>11 résultats : bibliographie, articles, formations</text:p>
                      </text:list-item>
                    </text:list>
                  </text:list-item>
                </text:list>
              </text:list-item>
              <text:list-item>
                <text:p><text:a xlink:href="http://www.psychologies.com/" xlink:type="simple">www.psychologies.com</text:a></text:p>
                <text:list>
                  <text:list-item>
                    <text:list>
                      <text:list-item>
                        <text:p>« Psychologie, mieux se connaître pour mieux vivre sa vie (couple, ... des conseils de psy, des forums, et les archives de Psychologies Magazine. »</text:p>
                      </text:list-item>
                      <text:list-item>
                        <text:p>Pas grand-chose sur les TOC</text:p>
                      </text:list-item>
                    </text:list>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3" draw:text-style-name="P1" draw:layer="layout" svg:width="16.799cm" svg:height="13.364cm" svg:x="2.1cm" svg:y="14.107cm" presentation:class="notes" presentation:placeholder="true">
            <draw:text-box/>
          </draw:frame>
        </presentation:notes>
      </draw:page>
      <draw:page draw:name="page12" draw:style-name="dp3" draw:master-page-name="Standard" presentation:presentation-page-layout-name="AL2T1" presentation:use-footer-name="ftr1" presentation:use-date-time-name="dtd1">
        <office:forms form:automatic-focus="false" form:apply-design-mode="false"/>
        <draw:frame presentation:style-name="pr7" draw:layer="layout" svg:width="25.199cm" svg:height="1.737cm" svg:x="1.4cm" svg:y="0.75cm" presentation:class="title" presentation:user-transformed="true">
          <draw:text-box>
            <text:p>1.8 Forums existants sur les TOC</text:p>
          </draw:text-box>
        </draw:frame>
        <draw:frame presentation:style-name="pr4" draw:layer="layout" svg:width="25.199cm" svg:height="8.379cm" svg:x="1.4cm" svg:y="5.021cm" presentation:class="outline" presentation:user-transformed="true">
          <draw:text-box>
            <text:list text:style-name="L2">
              <text:list-item>
                <text:p><text:a xlink:href="https://forums.sante-sur-le-net.com/t-o-c/13/" xlink:type="simple">https://forums.sante-sur-le-net.com/t-o-c/13/</text:a></text:p>
              </text:list-item>
              <text:list-item>
                <text:p><text:a xlink:href="https://www.entrepatients.net/fr/communautes/groupes/troubles-obsessionnels-compulsifs-toc" xlink:type="simple">https://www.entrepatients.net/fr/communautes/groupes/troubles-obsessionnels-compulsifs-toc</text:a></text:p>
              </text:list-item>
              <text:list-item>
                <text:p><text:a xlink:href="http://www.allodocteurs.fr/forums-et-chats/forums/tocs-et-phobies/tocs/" xlink:type="simple">http://www.allodocteurs.fr/forums-et-chats/forums/tocs-et-phobies/tocs/</text:a></text:p>
              </text:list-item>
              <text:list-item>
                <text:p><text:a xlink:href="http://forum.aufeminin.com/forum/search?q=TOC&amp;d=all" xlink:type="simple">http://forum.aufeminin.com/forum/search?q=TOC&amp;d=all</text:a></text:p>
              </text:list-item>
              <text:list-item>
                <text:p><text:a xlink:href="https://www.carenity.com/infos-maladie/trouble-obsessionnel-compulsif-1011" xlink:type="simple">https://www.carenity.com/infos-maladie/trouble-obsessionnel-compulsif-1011</text:a></text:p>
              </text:list-item>
              <text:list-item>
                <text:p><text:a xlink:href="http://forum.doctissimo.fr/psychologie/toc/liste_sujet-1.htm" xlink:type="simple">http://forum.doctissimo.fr/psychologie/toc/liste_sujet-1.htm</text:a></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3" draw:master-page-name="Standard" presentation:presentation-page-layout-name="AL2T1" presentation:use-footer-name="ftr1" presentation:use-date-time-name="dtd1">
        <office:forms form:automatic-focus="false" form:apply-design-mode="false"/>
        <draw:frame presentation:style-name="pr8" draw:layer="layout" svg:width="25.199cm" svg:height="1.737cm" svg:x="1.4cm" svg:y="0.65cm" presentation:class="title" presentation:user-transformed="true">
          <draw:text-box>
            <text:p>2. Site web AFTOC</text:p>
          </draw:text-box>
        </draw:frame>
        <draw:frame presentation:style-name="pr4" draw:layer="layout" svg:width="25.199cm" svg:height="14.706cm" svg:x="1.4cm" svg:y="2.387cm" presentation:class="outline" presentation:user-transformed="true">
          <draw:text-box>
            <text:list text:style-name="L2">
              <text:list-header>
                <text:p/>
              </text:list-header>
              <text:list-item>
                <text:p>Ce qu’on y trouve</text:p>
                <text:list>
                  <text:list-item>
                    <text:p>Beaucoup de choses !! Des informations très pertinentes sur la maladie, les traitements, les thérapies, la recherche, les actions en cours, </text:p>
                    <text:list>
                      <text:list-item>
                        <text:p>Contacts, liens sur thérapeutes</text:p>
                      </text:list-item>
                      <text:list-item>
                        <text:p>Bibliographie</text:p>
                      </text:list-item>
                      <text:list-item>
                        <text:p>Informations récentes sur les groupes de paroles, horaires, etc</text:p>
                      </text:list-item>
                      <text:list-item>
                        <text:p>Questions fréquentes</text:p>
                      </text:list-item>
                      <text:list-item>
                        <text:p>Ressources internet</text:p>
                      </text:list-item>
                      <text:list-item>
                        <text:p>Conseils, questionnaires, auto-évaluation</text:p>
                      </text:list-item>
                      <text:list-item>
                        <text:p>Recherche</text:p>
                        <text:p><text:s/></text:p>
                      </text:list-item>
                    </text:list>
                  </text:list-item>
                </text:list>
                <text:p/>
              </text:list-item>
            </text:list>
          </draw:text-box>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3" draw:master-page-name="Standard" presentation:presentation-page-layout-name="AL2T1" presentation:use-footer-name="ftr1" presentation:use-date-time-name="dtd1">
        <office:forms form:automatic-focus="false" form:apply-design-mode="false"/>
        <draw:frame presentation:style-name="pr8" draw:layer="layout" svg:width="25.199cm" svg:height="1.737cm" svg:x="1.4cm" svg:y="0.65cm" presentation:class="title" presentation:user-transformed="true">
          <draw:text-box>
            <text:p>2. Site web AFTOC</text:p>
          </draw:text-box>
        </draw:frame>
        <draw:frame presentation:style-name="pr4" draw:layer="layout" svg:width="25.199cm" svg:height="15cm" svg:x="1.4cm" svg:y="3.2cm" presentation:class="outline" presentation:user-transformed="true">
          <draw:text-box>
            <text:list text:style-name="L2">
              <text:list-item>
                <text:list>
                  <text:list-header>
                    <text:p>Ce qui pourrait être amélioré ?</text:p>
                  </text:list-header>
                  <text:list-item>
                    <text:p>MAJ </text:p>
                    <text:list>
                      <text:list-item>
                        <text:p>Certaines pages, certaines informations sont assez anciennes, et méritent d’être déplacées dans l’historique </text:p>
                      </text:list-item>
                      <text:list-item>
                        <text:p>Vidéos (les vidéos sont très anciennes) alors qu’il en existe des récentes (1001 vies par exemple)</text:p>
                      </text:list-item>
                      <text:list-item>
                        <text:p>Chaque publication doit avoir une date de publication</text:p>
                      </text:list-item>
                    </text:list>
                  </text:list-item>
                  <text:list-item>
                    <text:p>Une charte graphique plus agréable : </text:p>
                    <text:list>
                      <text:list-item>
                        <text:p>Du texte en rouge, en jaune, en marron! </text:p>
                      </text:list-item>
                      <text:list-item>
                        <text:p>Des pages moins chargées en texte, et plus illustrées. </text:p>
                      </text:list-item>
                      <text:list-item>
                        <text:p>Façons de naviguer (menus à gauche et menu en haut) </text:p>
                      </text:list-item>
                    </text:list>
                  </text:list-item>
                  <text:list-item>
                    <text:p>Forum utilisateurs ? </text:p>
                  </text:list-item>
                  <text:list-item>
                    <text:p>Page d’accueil </text:p>
                    <text:list>
                      <text:list-item>
                        <text:p>Beaucoup trop chargée, des infos en vrac </text:p>
                      </text:list-item>
                      <text:list-item>
                        <text:p>Mettre plus en évidence le statut associatif, sans but lucratif, et bénévoles des intervenants : désintéressement qui est un gage de confiance pour les visiteurs</text:p>
                      </text:list-item>
                      <text:list-item>
                        <text:p>Un agenda, avec un ligne de temps : événements passés, événements à venir <text:s/>ou ‘fil d’actualités’</text:p>
                      </text:list-item>
                    </text:list>
                  </text:list-item>
                  <text:list-item>
                    <text:p>Un pressbook : recensement des apparitions dans la presse</text:p>
                  </text:list-item>
                  <text:list-item>
                    <text:p>Des liens avec d’autres associations : unafam, sante-mentale, AIRe</text:p>
                  </text:list-item>
                  <text:list-item>
                    <text:p>Des cyber-actions : pétitions, </text:p>
                  </text:list-item>
                  <text:list-item>
                    <text:p>Responsiveness ? </text:p>
                  </text:list-item>
                  <text:list-item>
                    <text:p>Informations mieux triées :</text:p>
                    <text:list>
                      <text:list-item>
                        <text:p>Association AFTOC : présentations/statut/histoire/rapports/équipe/action/manifeste</text:p>
                      </text:list-item>
                      <text:list-item>
                        <text:p>Infos santé : maladie/traitements/thérapies</text:p>
                      </text:list-item>
                      <text:list-item>
                        <text:p>Actualités : fil d’actualités passés, à venir </text:p>
                      </text:list-item>
                      <text:list-item>
                        <text:p>Droits des malades</text:p>
                      </text:list-item>
                      <text:list-item>
                        <text:p>Témoignages</text:p>
                      </text:list-item>
                      <text:list-item>
                        <text:p>Participer</text:p>
                      </text:list-item>
                      <text:list-item>
                        <text:p>Partenaires</text:p>
                      </text:list-item>
                      <text:list-item>
                        <text:p>Pressbook</text:p>
                      </text:list-item>
                      <text:list-item>
                        <text:p>Recherche</text:p>
                      </text:list-item>
                      <text:list-item>
                        <text:p/>
                      </text:list-item>
                    </text:list>
                    <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3. Problématique d’un forum</text:p>
          </draw:text-box>
        </draw:frame>
        <draw:frame presentation:style-name="pr4" draw:layer="layout" svg:width="25.199cm" svg:height="12.179cm" svg:x="1.4cm" svg:y="4.914cm" presentation:class="outline">
          <draw:text-box>
            <text:list text:style-name="L2">
              <text:list-item>
                <text:p>De manière générale ce qu’est un forum</text:p>
              </text:list-item>
              <text:list-item>
                <text:p>Plus précisément, ce qu’est un forum de patients</text:p>
              </text:list-item>
              <text:list-item>
                <text:p>Ce que serait un forum pour l’AFTOC</text:p>
              </text:list-item>
              <text:list-item>
                <text:p>Faut-il un forum pour AFTOC ? </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1" draw:layer="layout" svg:width="16.799cm" svg:height="13.364cm" svg:x="2.1cm" svg:y="14.107cm" presentation:class="notes" presentation:placeholder="true">
            <draw:text-box/>
          </draw:frame>
        </presentation:notes>
      </draw:page>
      <draw:page draw:name="page16"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3. Un forum : dans quel but ?</text:p>
          </draw:text-box>
        </draw:frame>
        <draw:frame presentation:style-name="pr4" draw:layer="layout" svg:width="25.199cm" svg:height="12.179cm" svg:x="1.4cm" svg:y="4.914cm" presentation:class="outline" presentation:user-transformed="true">
          <draw:text-box>
            <text:list text:style-name="L2">
              <text:list-item>
                <text:p>Partage d’informations transversales, et pas simplement du médecin vers le patient</text:p>
              </text:list-item>
              <text:list-item>
                <text:p>Création d’un intelligence collective</text:p>
              </text:list-item>
              <text:list-item>
                <text:p>Pour s’exprimer, mettre des mots </text:p>
              </text:list-item>
              <text:list-item>
                <text:p>Trouver des similitudes, se sentir moins seul</text:p>
              </text:list-item>
              <text:list-item>
                <text:p>Partage de témoignages authentiques </text:p>
              </text:list-item>
              <text:list-item>
                <text:p>Encouragements, conseils… </text:p>
                <text:p/>
              </text:list-item>
            </text:list>
          </draw:text-box>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3. Un forum : quelle organisation ?</text:p>
          </draw:text-box>
        </draw:frame>
        <draw:frame presentation:style-name="pr4" draw:layer="layout" svg:width="25.199cm" svg:height="12.179cm" svg:x="1.4cm" svg:y="4.914cm" presentation:class="outline" presentation:user-transformed="true">
          <draw:text-box>
            <text:list text:style-name="L2">
              <text:list-item>
                <text:p>Un forum : des règles, une charte, une animation, plusieurs salons. </text:p>
              </text:list-item>
              <text:list-item>
                <text:p>Un salon : introduit par un message d’accueil qui cadre, des fils de discussions identifiés par un sujet. </text:p>
              </text:list-item>
              <text:list-item>
                <text:p>Certains salons peuvent être réservés à certains utilisateurs. Salon pour membres du CA AFTOC, salon pour membres de asso. AFTOC par exemple. <text:s/></text:p>
              </text:list-item>
              <text:list-item>
                <text:p>Un système d’alerte pour une modération a posteriori, plus souhaitable qu’une modération a priori : plus de réaction, plus de vie </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3. Un forum : quels acteurs ?</text:p>
          </draw:text-box>
        </draw:frame>
        <draw:frame presentation:style-name="pr4" draw:layer="layout" svg:width="25.199cm" svg:height="12.179cm" svg:x="1.4cm" svg:y="4.914cm" presentation:class="outline">
          <draw:text-box>
            <text:list text:style-name="L2">
              <text:list-item>
                <text:p>Equipe : doit travailler sur la charte graphique, le design, l’aspect fonctionnel, les règles de fonctionnement, l’animation. <text:s/></text:p>
                <text:list>
                  <text:list-item>
                    <text:p><text:span text:style-name="T5">Administrateur </text:span>: quelqu’un qui fasse autorité, qui s’engage vraiment, qui fixe les règles de fonctionnement, et les fait respecter, celui qui accorde les accès aux co-administrateurs/modérateurs/animateurs, celui qui gère les inscrits, celui qui gère les messages d’accueils, celui qui sanctionne (explication, rappel à l’ordre, verrouillage, bannissement, …) Aidé par administrateur technique : configuration/bugs/développement/gestion technique. <text:s text:c="3"/></text:p>
                  </text:list-item>
                  <text:list-item>
                    <text:p><text:span text:style-name="T5">Modérateur/Animateur</text:span> : quelqu’un de reconnu pour ses qualités d’expertises sociales, humaines, sa connaissance du domaine, son recul, ses qualités de communications. Celui qui connaît les règles de fonctionnement et les reprend à son compte. Modération a posteriori. Capable d’éditer/supprimer messages ou supprimer/verrouiller discussions, animer une discussion, et/ou la surveiller, modérer les bavards et les impolis, enlever les liens morts, reclasser les messages dans les bons salons, faire des rappels à l’ordre et sanctionner un membre. Lancer un sondage. Un animateur a des droits plus restreint qu’un modérateur. <text:s/></text:p>
                    <text:list>
                      <text:list-item>
                        <text:p>Une sorte de ‘patient expert’ reconnu par l’association. Plusieurs modérateurs sont souhaitables pour se relayer. </text:p>
                      </text:list-item>
                      <text:list-item>
                        <text:p>Un médecin peut être souhaitable pour éviter les contre-vérités scientifiques, mais ne doit pas faire de consultations en ligne (illégal), doit rester discret . Pas forcément indispensable. </text:p>
                      </text:list-item>
                    </text:list>
                  </text:list-item>
                </text:list>
              </text:list-item>
              <text:list-item>
                <text:p>Participant </text:p>
                <text:list>
                  <text:list-item>
                    <text:p><text:span text:style-name="T5">Inscrit </text:span>: avec pseudo (confirmation inscription par adresse mail), profil personnalisable (avatar), reconnaissance éventuellement avec système de grades pour la qualité et/ou le nombre d’interventions. </text:p>
                  </text:list-item>
                  <text:list-item>
                    <text:p><text:span text:style-name="T5">Anonyme </text:span>: uniquement le droit de lire les messages</text:p>
                  </text:list-item>
                </text:list>
              </text:list-item>
              <text:list-item>
                <text:p>Mineur ? Demander l’age dans formulaire d’inscription … </text:p>
                <text:p/>
              </text:list-item>
            </text:list>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3. Difficultés à réaliser et faire vivre un forum</text:p>
          </draw:text-box>
        </draw:frame>
        <draw:frame presentation:style-name="pr4" draw:layer="layout" svg:width="25.199cm" svg:height="12.179cm" svg:x="1.4cm" svg:y="4.914cm" presentation:class="outline">
          <draw:text-box>
            <text:list text:style-name="L2">
              <text:list-item>
                <text:p>Nécessité d’avoir une équipe, une organisation</text:p>
              </text:list-item>
              <text:list-item>
                <text:p>Besoin de qualité technique, graphique</text:p>
              </text:list-item>
              <text:list-item>
                <text:p>Grosse responsabilité : contacts avec des personnes souffrantes, fragiles</text:p>
              </text:list-item>
              <text:list-item>
                <text:p>Engagement dans la durée</text:p>
              </text:list-item>
              <text:list-item>
                <text:p>Besoin d’authenticité des participants</text:p>
              </text:list-item>
              <text:list-item>
                <text:p>Besoin d’audience</text:p>
                <text:p/>
                <text:p/>
                <text:p/>
              </text:list-item>
            </text:list>
          </draw:text-box>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3. Des règles à ne pas enfreindre</text:p>
          </draw:text-box>
        </draw:frame>
        <draw:frame presentation:style-name="pr4" draw:layer="layout" svg:width="25.199cm" svg:height="12.179cm" svg:x="1.4cm" svg:y="4.914cm" presentation:class="outline">
          <draw:text-box>
            <text:list text:style-name="L2">
              <text:list-item>
                <text:p>Pas de messages contraires à l’ordre public, aux bonnes mœurs</text:p>
              </text:list-item>
              <text:list-item>
                <text:p>Pas de pub</text:p>
              </text:list-item>
              <text:list-item>
                <text:p>Pas d’insultes, de grossièretés, de diffamations</text:p>
              </text:list-item>
              <text:list-item>
                <text:p>Pas de racisme/sexisme/homophobie/révisionnisme/ pédophilie/pornographie</text:p>
              </text:list-item>
              <text:list-item>
                <text:p>Pas de noms propres, pas de nom de médecins, pas de nom de cliniques, pas d’initiales non plus, pas de publicités, et pas de dénigrement. Ces informations peuvent être échangées par MP, mais pas sur un forum. </text:p>
              </text:list-item>
              <text:list-item>
                <text:p>Pas de diagnostics médicaux</text:p>
              </text:list-item>
              <text:list-item>
                <text:p>Pas d’incitation alcool/drogue/violence/suicide</text:p>
                <text:p>Toutes ces règles sont assez standards et communes à tous les forums, peuvent être adaptées à la marge. </text:p>
              </text:list-item>
            </text:list>
          </draw:text-box>
        </draw:frame>
        <presentation:notes draw:style-name="dp2">
          <draw:page-thumbnail draw:style-name="gr1" draw:layer="layout" svg:width="14.848cm" svg:height="11.136cm" svg:x="3.075cm" svg:y="2.257cm" draw:page-number="20" presentation:class="page"/>
          <draw:frame presentation:style-name="pr3" draw:text-style-name="P1" draw:layer="layout" svg:width="16.799cm" svg:height="13.364cm" svg:x="2.1cm" svg:y="14.107cm" presentation:class="notes" presentation:placeholder="true">
            <draw:text-box/>
          </draw:frame>
        </presentation:notes>
      </draw:page>
      <draw:page draw:name="page21" draw:style-name="dp3" draw:master-page-name="Standard" presentation:presentation-page-layout-name="AL2T1" presentation:use-footer-name="ftr1" presentation:use-date-time-name="dtd1">
        <office:forms form:automatic-focus="false" form:apply-design-mode="false"/>
        <draw:frame presentation:style-name="pr1" draw:layer="layout" svg:width="25.199cm" svg:height="3.506cm" svg:x="1.4cm" svg:y="0.837cm" presentation:class="title">
          <draw:text-box>
            <text:p>3. Un forum AFTOC : pour qui ? </text:p>
          </draw:text-box>
        </draw:frame>
        <draw:frame presentation:style-name="pr4" draw:layer="layout" svg:width="25.199cm" svg:height="12.179cm" svg:x="1.4cm" svg:y="4.914cm" presentation:class="outline" presentation:user-transformed="true">
          <draw:text-box>
            <text:list text:style-name="L2">
              <text:list-item>
                <text:p>Un forum pour les patients et pour les proches</text:p>
              </text:list-item>
              <text:list-item>
                <text:p>Uniquement pour ceux diagnostiqués TOC ?</text:p>
                <text:list>
                  <text:list-item>
                    <text:p>Oui car forum psy généraliste : ça part dans tous les sens</text:p>
                  </text:list-item>
                  <text:list-item>
                    <text:p>Non car comorbidité avec d’autres maladies <text:s/></text:p>
                  </text:list-item>
                  <text:list-item>
                    <text:p>Non car il existe des personnes cherchant une réponse : maladie pas encore diagnostiquée. On ne peut pas rejeter quelqu’un qui demande de l’aide. </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4" draw:master-page-name="Standard" presentation:presentation-page-layout-name="AL2T1" presentation:use-footer-name="ftr1" presentation:use-date-time-name="dtd1">
        <office:forms form:automatic-focus="false" form:apply-design-mode="false"/>
        <draw:frame presentation:style-name="pr9" draw:text-style-name="P4" draw:layer="layout" svg:width="25.197cm" svg:height="3.506cm" svg:x="1.397cm" svg:y="0.838cm" presentation:class="title" presentation:user-transformed="true">
          <draw:text-box>
            <text:list text:style-name="L3">
              <text:list-header>
                <text:p text:style-name="P3"><text:span text:style-name="T6">Merci !</text:span></text:p>
              </text:list-header>
            </text:list>
          </draw:text-box>
        </draw:frame>
        <draw:frame presentation:style-name="pr10" draw:text-style-name="P4" draw:layer="layout" svg:width="25.197cm" svg:height="12.18cm" svg:x="1.397cm" svg:y="4.912cm" presentation:class="outline" presentation:user-transformed="true">
          <draw:text-box>
            <text:list text:style-name="L3">
              <text:list-header>
                <text:p text:style-name="P5"><text:span text:style-name="T7">Présentation © P Branes 2017</text:span></text:p>
                <text:p text:style-name="P5"><text:span text:style-name="T7">Licence : Creative Commons By – SA 3.0</text:span></text:p>
                <text:p text:style-name="P5"><text:span text:style-name="T7">– </text:span><text:span text:style-name="T7">(By) Attribution</text:span></text:p>
                <text:p text:style-name="P5"><text:span text:style-name="T7">– </text:span><text:span text:style-name="T7">(SA) Partage dans les mêmes conditions</text:span></text:p>
                <text:p text:style-name="P5"><text:span text:style-name="T7">– </text:span><text:span text:style-name="T7">http://creativecommons.org/licenses/by-sa/3.0/fr/</text:span></text:p>
              </text:list-header>
            </text:list>
          </draw:text-box>
        </draw:frame>
        <presentation:notes draw:style-name="dp2">
          <office:forms form:automatic-focus="false" form:apply-design-mode="false"/>
          <draw:page-thumbnail draw:layer="layout" svg:width="14.847cm" svg:height="11.134cm" svg:x="3.074cm" svg:y="2.258cm" draw:page-number="22" presentation:class="page"/>
          <draw:frame presentation:style-name="pr11" draw:text-style-name="P4"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1:24:19.721814500</meta:creation-date>
    <dc:date>2017-02-18T00:13:39.999030275</dc:date>
    <meta:editing-duration>PT4H42M37S</meta:editing-duration>
    <meta:editing-cycles>35</meta:editing-cycles>
    <meta:generator>LibreOffice/5.1.4.2$Linux_X86_64 LibreOffice_project/10m0$Build-2</meta:generator>
    <meta:document-statistic meta:object-count="109"/>
  </office:meta>
</office:document-meta>
</file>